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Pictures/2000007600000C0000000A037ACFB481C79B52BA.svm" manifest:media-type="image/x-svm"/>
  <manifest:file-entry manifest:full-path="Pictures/100002000000007400000062E68B64F1DFBA486C.png" manifest:media-type="image/png"/>
  <manifest:file-entry manifest:full-path="Pictures/1000470B000069F0000069F0ECA0DBD4911ECC17.svg" manifest:media-type="image/svg+xml"/>
  <manifest:file-entry manifest:full-path="Pictures/10000201000002C3000002C36370F74076E4819F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svg:stroke-color="#00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>
      <style:graphic-properties draw:stroke="solid" svg:stroke-width="0.106cm" svg:stroke-color="#000000" draw:marker-start-width="0.358cm" draw:marker-end-width="0.358cm" draw:fill-color="#729fcf" draw:textarea-horizontal-align="justify" draw:textarea-vertical-align="middle" draw:auto-grow-height="false" fo:min-height="3.075cm" fo:min-width="6cm" fo:padding-top="0.177cm" fo:padding-bottom="0.177cm" fo:padding-left="0.302cm" fo:padding-right="0.302cm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fo:min-height="2.719cm"/>
    </style:style>
    <style:style style:name="gr16" style:family="graphic" style:parent-style-name="standard">
      <style:graphic-properties draw:stroke="none" svg:stroke-color="#000000" draw:fill="none" draw:fill-color="#ffffff" fo:min-height="1.528cm"/>
    </style:style>
    <style:style style:name="gr17" style:family="graphic" style:parent-style-name="standard">
      <style:graphic-properties draw:stroke="solid" svg:stroke-width="0.106cm" svg:stroke-color="#000000" draw:marker-start-width="0.358cm" draw:marker-end-width="0.358cm" draw:fill-color="#d4ea6b" draw:textarea-horizontal-align="justify" draw:textarea-vertical-align="middle" draw:auto-grow-height="false" fo:min-height="3.075cm" fo:min-width="6cm" fo:padding-top="0.177cm" fo:padding-bottom="0.177cm" fo:padding-left="0.302cm" fo:padding-right="0.302cm"/>
    </style:style>
    <style:style style:name="gr18" style:family="graphic" style:parent-style-name="standard">
      <style:graphic-properties draw:stroke="solid" svg:stroke-width="0.106cm" svg:stroke-color="#000000" draw:marker-start-width="0.358cm" draw:marker-end-width="0.358cm" draw:fill-color="#ffa6a6" draw:textarea-horizontal-align="justify" draw:textarea-vertical-align="middle" draw:auto-grow-height="false" fo:min-height="3.075cm" fo:min-width="6cm" fo:padding-top="0.177cm" fo:padding-bottom="0.177cm" fo:padding-left="0.302cm" fo:padding-right="0.302cm"/>
    </style:style>
    <style:style style:name="gr19" style:family="graphic" style:parent-style-name="standard">
      <style:graphic-properties draw:stroke="solid" svg:stroke-width="0.106cm" svg:stroke-color="#000000" draw:marker-start-width="0.358cm" draw:marker-end-width="0.358cm" draw:fill-color="#cccccc" draw:textarea-horizontal-align="justify" draw:textarea-vertical-align="middle" draw:auto-grow-height="false" fo:min-height="3.075cm" fo:min-width="6cm" fo:padding-top="0.177cm" fo:padding-bottom="0.177cm" fo:padding-left="0.302cm" fo:padding-right="0.302cm"/>
    </style:style>
    <style:style style:name="gr20" style:family="graphic" style:parent-style-name="standard">
      <style:graphic-properties draw:stroke="solid" svg:stroke-width="0.106cm" svg:stroke-color="#000000" draw:marker-start-width="0.358cm" draw:marker-end-width="0.358cm" draw:fill-color="#729fcf" draw:textarea-horizontal-align="justify" draw:textarea-vertical-align="middle" draw:auto-grow-height="false" fo:min-height="0.807cm" fo:min-width="2.063cm" fo:padding-top="0.177cm" fo:padding-bottom="0.177cm" fo:padding-left="0.302cm" fo:padding-right="0.302cm"/>
    </style:style>
    <style:style style:name="gr21" style:family="graphic" style:parent-style-name="standard">
      <style:graphic-properties draw:stroke="solid" svg:stroke-width="0.106cm" svg:stroke-color="#000000" draw:marker-start-width="0.358cm" draw:marker-end-width="0.358cm" draw:fill-color="#d4ea6b" draw:textarea-horizontal-align="justify" draw:textarea-vertical-align="middle" draw:auto-grow-height="false" fo:min-height="0.807cm" fo:min-width="2.063cm" fo:padding-top="0.177cm" fo:padding-bottom="0.177cm" fo:padding-left="0.302cm" fo:padding-right="0.302cm"/>
    </style:style>
    <style:style style:name="gr22" style:family="graphic" style:parent-style-name="standard">
      <style:graphic-properties draw:stroke="solid" svg:stroke-width="0.106cm" svg:stroke-color="#000000" draw:marker-start-width="0.358cm" draw:marker-end-width="0.358cm" draw:fill-color="#ffa6a6" draw:textarea-horizontal-align="justify" draw:textarea-vertical-align="middle" draw:auto-grow-height="false" fo:min-height="0.807cm" fo:min-width="2.063cm" fo:padding-top="0.177cm" fo:padding-bottom="0.177cm" fo:padding-left="0.302cm" fo:padding-right="0.302cm"/>
    </style:style>
    <style:style style:name="gr23" style:family="graphic" style:parent-style-name="standard">
      <style:graphic-properties draw:stroke="solid" svg:stroke-width="0.106cm" svg:stroke-color="#000000" draw:marker-start-width="0.358cm" draw:marker-end-width="0.358cm" draw:fill-color="#cccccc" draw:textarea-horizontal-align="justify" draw:textarea-vertical-align="middle" draw:auto-grow-height="false" fo:min-height="0.807cm" fo:min-width="2.063cm" fo:padding-top="0.177cm" fo:padding-bottom="0.177cm" fo:padding-left="0.302cm" fo:padding-right="0.302cm"/>
    </style:style>
    <style:style style:name="gr24" style:family="graphic" style:parent-style-name="objectwithoutfill">
      <style:graphic-properties svg:stroke-width="0.106cm" svg:stroke-color="#000000" draw:marker-start-width="0.358cm" draw:marker-end-width="0.358cm" draw:fill="solid" draw:fill-color="#000000" draw:textarea-vertical-align="middle" fo:padding-top="0.177cm" fo:padding-bottom="0.177cm" fo:padding-left="0.302cm" fo:padding-right="0.302cm"/>
    </style:style>
    <style:style style:name="gr25" style:family="graphic" style:parent-style-name="objectwithoutfill">
      <style:graphic-properties svg:stroke-width="0.106cm" svg:stroke-color="#000000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26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7" style:family="graphic" style:parent-style-name="objectwithoutfill">
      <style:graphic-properties svg:stroke-width="0.159cm" svg:stroke-color="#ffd428" draw:marker-start-width="0.438cm" draw:marker-end="Arrow" draw:marker-end-width="0.61cm" draw:fill="solid" draw:textarea-vertical-align="middle" fo:padding-top="0.204cm" fo:padding-bottom="0.204cm" fo:padding-left="0.329cm" fo:padding-right="0.329cm"/>
    </style:style>
    <style:style style:name="gr28" style:family="graphic" style:parent-style-name="objectwithoutfill">
      <style:graphic-properties draw:stroke="solid" svg:stroke-width="0.159cm" svg:stroke-color="#ffd428" draw:marker-start-width="0.438cm" draw:marker-end-width="0.438cm" svg:stroke-linecap="round" draw:fill="solid" draw:fill-color="#000000" draw:textarea-vertical-align="middle" fo:padding-top="0.204cm" fo:padding-bottom="0.204cm" fo:padding-left="0.329cm" fo:padding-right="0.329cm"/>
    </style:style>
    <style:style style:name="gr29" style:family="graphic" style:parent-style-name="objectwithoutfill">
      <style:graphic-properties svg:stroke-width="0.159cm" svg:stroke-color="#ffd428" draw:marker-start-width="0.438cm" draw:marker-end="Arrow" draw:marker-end-width="0.538cm" draw:fill="solid" draw:textarea-vertical-align="middle" fo:padding-top="0.204cm" fo:padding-bottom="0.204cm" fo:padding-left="0.329cm" fo:padding-right="0.329cm"/>
    </style:style>
    <style:style style:name="gr30" style:family="graphic" style:parent-style-name="objectwithoutfill">
      <style:graphic-properties svg:stroke-width="0.159cm" svg:stroke-color="#ffd428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31" style:family="graphic" style:parent-style-name="objectwithoutfill">
      <style:graphic-properties svg:stroke-width="0.159cm" svg:stroke-color="#ffd428" draw:marker-start-width="0.438cm" draw:marker-end="Arrow" draw:marker-end-width="0.438cm" svg:stroke-linecap="round" draw:fill="solid" draw:textarea-vertical-align="middle" fo:padding-top="0.204cm" fo:padding-bottom="0.204cm" fo:padding-left="0.329cm" fo:padding-right="0.329cm"/>
    </style:style>
    <style:style style:name="gr32" style:family="graphic" style:parent-style-name="objectwithoutfill">
      <style:graphic-properties svg:stroke-width="0.159cm" svg:stroke-color="#ffd428" draw:marker-start-width="0.438cm" draw:marker-end="Arrow" draw:marker-end-width="0.438cm" draw:fill="solid" draw:textarea-vertical-align="middle" fo:padding-top="0.204cm" fo:padding-bottom="0.204cm" fo:padding-left="0.329cm" fo:padding-right="0.329cm"/>
    </style:style>
    <style:style style:name="gr33" style:family="graphic" style:parent-style-name="objectwithoutfill">
      <style:graphic-properties svg:stroke-width="0.159cm" svg:stroke-color="#ffd428" draw:marker-start-width="0.438cm" draw:marker-end="" draw:marker-end-width="0.438cm" draw:fill="solid" draw:textarea-vertical-align="middle" fo:padding-top="0.204cm" fo:padding-bottom="0.204cm" fo:padding-left="0.329cm" fo:padding-right="0.329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loext:graphic-properties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style:paragraph-properties fo:text-align="center"/>
    </style:style>
    <style:style style:name="P9" style:family="paragraph">
      <loext:graphic-properties draw:fill-color="#729fcf"/>
      <style:paragraph-properties fo:text-align="center"/>
      <style:text-properties style:font-name="Source Code Pro1" fo:font-size="20pt" fo:font-weight="bold" style:font-size-asian="20pt" style:font-weight-asian="bold" style:font-size-complex="20pt" style:font-weight-complex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start"/>
      <style:text-properties fo:font-size="24pt" style:font-size-asian="24pt" style:font-size-complex="24pt"/>
    </style:style>
    <style:style style:name="P14" style:family="paragraph">
      <loext:graphic-properties draw:fill-color="#d4ea6b"/>
      <style:paragraph-properties fo:text-align="center"/>
      <style:text-properties style:font-name="Source Code Pro1" fo:font-size="20pt" fo:font-weight="bold" style:font-size-asian="20pt" style:font-weight-asian="bold" style:font-size-complex="20pt" style:font-weight-complex="bold"/>
    </style:style>
    <style:style style:name="P15" style:family="paragraph">
      <loext:graphic-properties draw:fill-color="#ffa6a6"/>
      <style:paragraph-properties fo:text-align="center"/>
      <style:text-properties style:font-name="Source Code Pro1" fo:font-size="20pt" fo:font-weight="bold" style:font-size-asian="20pt" style:font-weight-asian="bold" style:font-size-complex="20pt" style:font-weight-complex="bold"/>
    </style:style>
    <style:style style:name="P16" style:family="paragraph">
      <loext:graphic-properties draw:fill-color="#cccccc"/>
      <style:paragraph-properties fo:text-align="center"/>
      <style:text-properties style:font-name="Source Code Pro1" fo:font-size="20pt" fo:font-weight="bold" style:font-size-asian="20pt" style:font-weight-asian="bold" style:font-size-complex="20pt" style:font-weight-complex="bold"/>
    </style:style>
    <style:style style:name="P17" style:family="paragraph">
      <loext:graphic-properties draw:fill="solid" draw:fill-color="#000000"/>
      <style:paragraph-properties fo:text-align="center"/>
    </style:style>
    <style:style style:name="P18" style:family="paragraph">
      <loext:graphic-properties draw:fill="solid"/>
      <style:paragraph-properties fo:text-align="center"/>
      <style:text-properties fo:font-weight="bold"/>
    </style:style>
    <style:style style:name="T1" style:family="text">
      <style:text-properties style:font-name="Source Code Pro1"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font-name="Source Code Pro1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.924cm" svg:y1="23.995cm" svg:x2="12.156cm" svg:y2="21.074cm">
          <text:p/>
        </draw:line>
        <draw:g>
          <draw:polygon draw:style-name="gr2" draw:text-style-name="P2" draw:layer="layout" svg:width="1.115cm" svg:height="2.105cm" svg:x="17.117cm" svg:y="0.993cm" svg:viewBox="0 0 1116 2106" draw:points="0,1620 0,0 1116,486 1116,2106">
            <text:p/>
          </draw:polygon>
          <draw:polygon draw:style-name="gr3" draw:text-style-name="P3" draw:layer="layout" svg:width="1.58cm" svg:height="2.307cm" svg:x="18.233cm" svg:y="0.791cm" svg:viewBox="0 0 1581 2308" draw:points="0,2308 0,688 1581,0 1581,1620">
            <text:p/>
          </draw:polygon>
          <draw:polygon draw:style-name="gr4" draw:text-style-name="P4" draw:layer="layout" svg:width="2.696cm" svg:height="1.173cm" svg:x="17.117cm" svg:y="0.305cm" svg:viewBox="0 0 2697 1174" draw:points="1116,1174 0,688 1581,0 2697,486">
            <text:p/>
          </draw:polygon>
          <draw:polygon draw:style-name="gr5" draw:text-style-name="P5" draw:layer="layout" svg:width="2.696cm" svg:height="2.793cm" svg:x="17.117cm" svg:y="0.305cm" svg:viewBox="0 0 2697 2794" draw:points="0,2308 0,688 1581,0 2697,486 2697,2106 1116,2794">
            <text:p/>
          </draw:polygon>
          <draw:line draw:style-name="gr6" draw:text-style-name="P6" draw:layer="layout" svg:x1="18.047cm" svg:y1="2.694cm" svg:x2="17.303cm" svg:y2="2.37cm">
            <text:p/>
          </draw:line>
          <draw:line draw:style-name="gr7" draw:text-style-name="P6" draw:layer="layout" svg:x1="18.047cm" svg:y1="2.856cm" svg:x2="17.303cm" svg:y2="2.532cm">
            <text:p/>
          </draw:line>
          <draw:line draw:style-name="gr8" draw:text-style-name="P6" draw:layer="layout" svg:x1="18.047cm" svg:y1="2.775cm" svg:x2="17.303cm" svg:y2="2.451cm">
            <text:p/>
          </draw:line>
          <draw:polyline draw:style-name="gr9" draw:text-style-name="P6" draw:layer="layout" svg:width="0.929cm" svg:height="0.485cm" svg:x="17.21cm" svg:y="1.236cm" svg:viewBox="0 0 930 486" draw:points="930,486 0,81 0,0">
            <text:p/>
          </draw:polyline>
          <draw:polyline draw:style-name="gr10" draw:text-style-name="P6" draw:layer="layout" svg:width="0.913cm" svg:height="0.487cm" svg:x="17.226cm" svg:y="1.235cm" svg:viewBox="0 0 914 488" draw:points="914,488 914,407 0,0">
            <text:p/>
          </draw:polyline>
          <draw:polygon draw:style-name="gr11" draw:text-style-name="P7" draw:layer="layout" svg:width="0.108cm" svg:height="0.142cm" svg:x="17.554cm" svg:y="2.045cm" svg:viewBox="0 0 109 143" draw:points="0,95 0,0 109,47 109,143">
            <text:p/>
          </draw:polygon>
          <draw:line draw:style-name="gr12" draw:text-style-name="P6" draw:layer="layout" svg:x1="18.047cm" svg:y1="2.613cm" svg:x2="17.303cm" svg:y2="2.289cm">
            <text:p/>
          </draw:line>
        </draw:g>
        <draw:custom-shape draw:style-name="gr13" draw:text-style-name="P9" draw:layer="layout" svg:width="6.604cm" svg:height="3.429cm" svg:x="1.202cm" svg:y="3.554cm">
          <text:p text:style-name="P8"><text:span text:style-name="T1">GET /cat.png</text:span></text:p>
          <text:p text:style-name="P8"><text:span text:style-name="T1">HOST: www.ku.dk</text:span></text:p>
          <draw:enhanced-geometry svg:viewBox="0 0 21600 21600" draw:type="rectangle" draw:enhanced-path="M 0 0 L 21600 0 21600 21600 0 21600 0 0 Z N"/>
        </draw:custom-shape>
        <draw:frame draw:name="Firefox_Logo,_2017.svg" draw:style-name="gr14" draw:text-style-name="P10" draw:layer="layout" svg:width="2.845cm" svg:height="2.845cm" svg:x="3.007cm" svg:y="0.26cm">
          <draw:image xlink:href="Pictures/1000470B000069F0000069F0ECA0DBD4911ECC17.svg" xlink:type="simple" xlink:show="embed" xlink:actuate="onLoad" loext:mime-type="image/svg+xml">
            <text:p/>
          </draw:image>
          <draw:image xlink:href="Pictures/10000201000002C3000002C36370F74076E4819F.png" xlink:type="simple" xlink:show="embed" xlink:actuate="onLoad" loext:mime-type="image/png"/>
          <svg:title>firefox-logo</svg:title>
        </draw:frame>
        <draw:frame draw:style-name="gr15" draw:text-style-name="P11" draw:layer="layout" svg:width="5.588cm" svg:height="2.969cm" svg:x="8.595cm" svg:y="1.279cm">
          <draw:text-box>
            <text:p><text:span text:style-name="T2">Layers</text:span></text:p>
          </draw:text-box>
        </draw:frame>
        <draw:frame draw:style-name="gr16" draw:text-style-name="P13" draw:layer="layout" svg:width="5.461cm" svg:height="1.778cm" svg:x="9.095cm" svg:y="4.754cm">
          <draw:text-box>
            <text:p text:style-name="P12"><text:span text:style-name="T3">Application</text:span></text:p>
          </draw:text-box>
        </draw:frame>
        <draw:custom-shape draw:style-name="gr17" draw:text-style-name="P14" draw:layer="layout" svg:width="6.604cm" svg:height="3.429cm" svg:x="1.202cm" svg:y="6.954cm">
          <text:p text:style-name="P8"><text:span text:style-name="T1">Firefox→Port 32</text:span></text:p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5.461cm" svg:height="1.778cm" svg:x="9.096cm" svg:y="7.854cm">
          <draw:text-box>
            <text:p text:style-name="P12"><text:span text:style-name="T3">Transport</text:span></text:p>
          </draw:text-box>
        </draw:frame>
        <draw:custom-shape draw:style-name="gr18" draw:text-style-name="P15" draw:layer="layout" svg:width="6.604cm" svg:height="3.429cm" svg:x="1.202cm" svg:y="10.354cm">
          <text:p text:style-name="P8"><text:span text:style-name="T1">ku.dk address:</text:span></text:p>
          <text:p text:style-name="P8"><text:span text:style-name="T1">11.22.33.44 </text:span></text:p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5.461cm" svg:height="1.778cm" svg:x="9.397cm" svg:y="11.354cm">
          <draw:text-box>
            <text:p text:style-name="P12"><text:span text:style-name="T3">Internet</text:span></text:p>
          </draw:text-box>
        </draw:frame>
        <draw:custom-shape draw:style-name="gr13" draw:text-style-name="P9" draw:layer="layout" svg:width="6.604cm" svg:height="3.429cm" svg:x="1.202cm" svg:y="3.554cm">
          <text:p text:style-name="P8"><text:span text:style-name="T1">GET /cat.png</text:span></text:p>
          <text:p text:style-name="P8"><text:span text:style-name="T1">HOST: www.ku.dk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6.604cm" svg:height="3.429cm" svg:x="1.202cm" svg:y="6.954cm">
          <text:p text:style-name="P8"><text:span text:style-name="T1">Firefox←Port 81</text:span></text:p>
          <text:p text:style-name="P8"><text:span text:style-name="T1">ku.dk→Port 80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6.604cm" svg:height="3.429cm" svg:x="1.202cm" svg:y="10.354cm">
          <text:p text:style-name="P8"><text:span text:style-name="T1">ku.dk address:</text:span></text:p>
          <text:p text:style-name="P8"><text:span text:style-name="T1">11.22.33.44 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6.604cm" svg:height="3.429cm" svg:x="15.199cm" svg:y="3.544cm">
          <text:p text:style-name="P8"><text:span text:style-name="T1">Length: 47966</text:span></text:p>
          <text:p text:style-name="P8"><text:span text:style-name="T1">Type:image/jpeg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6.604cm" svg:height="3.429cm" svg:x="15.199cm" svg:y="6.944cm">
          <text:p text:style-name="P8"><text:span text:style-name="T1">NGINX←Port 80</text:span></text:p>
          <text:p text:style-name="P8"><text:span text:style-name="T1">Client→ 81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6.604cm" svg:height="3.429cm" svg:x="15.199cm" svg:y="10.344cm">
          <text:p text:style-name="P8"><text:span text:style-name="T1">client address:</text:span></text:p>
          <text:p text:style-name="P8"><text:span text:style-name="T1">55.66.77.88</text:span></text:p>
          <draw:enhanced-geometry svg:viewBox="0 0 21600 21600" draw:type="rectangle" draw:enhanced-path="M 0 0 L 21600 0 21600 21600 0 21600 0 0 Z N"/>
        </draw:custom-shape>
        <draw:frame draw:style-name="gr14" draw:text-style-name="P10" draw:layer="layout" svg:width="3.068cm" svg:height="2.565cm" svg:x="4.935cm" svg:y="22.935cm">
          <draw:image xlink:href="Pictures/2000007600000C0000000A037ACFB481C79B52BA.svm" xlink:type="simple" xlink:show="embed" xlink:actuate="onLoad" loext:mime-type="image/x-svm">
            <text:p/>
          </draw:image>
          <draw:image xlink:href="Pictures/100002000000007400000062E68B64F1DFBA486C.png" xlink:type="simple" xlink:show="embed" xlink:actuate="onLoad" loext:mime-type="image/png"/>
        </draw:frame>
        <draw:custom-shape draw:style-name="gr19" draw:text-style-name="P16" draw:layer="layout" svg:width="6.604cm" svg:height="3.429cm" svg:x="1.202cm" svg:y="13.754cm">
          <text:p text:style-name="P8"><text:span text:style-name="T4">Gateway:</text:span></text:p>
          <text:p text:style-name="P8"><text:span text:style-name="T4">aa:bb:cc:dd:ee:ff 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6.604cm" svg:height="3.429cm" svg:x="1.202cm" svg:y="10.354cm">
          <text:p text:style-name="P8"><text:span text:style-name="T1">ku.dk address:</text:span></text:p>
          <text:p text:style-name="P8"><text:span text:style-name="T1">11.22.33.44 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6.604cm" svg:height="3.429cm" svg:x="1.202cm" svg:y="10.354cm">
          <text:p text:style-name="P8"><text:span text:style-name="T1">ku.dk address:</text:span></text:p>
          <text:p text:style-name="P8"><text:span text:style-name="T1">11.22.33.44 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6.604cm" svg:height="3.429cm" svg:x="1.202cm" svg:y="10.354cm">
          <text:p text:style-name="P8"><text:span text:style-name="T1">ku.dk address:</text:span></text:p>
          <text:p text:style-name="P8"><text:span text:style-name="T1">11.22.33.44 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2.667cm" svg:height="1.161cm" svg:x="2.161cm" svg:y="20.03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2.667cm" svg:height="1.161cm" svg:x="2.161cm" svg:y="21.1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2.667cm" svg:height="1.161cm" svg:x="2.161cm" svg:y="22.33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2.667cm" svg:height="1.161cm" svg:x="2.161cm" svg:y="20.03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2.667cm" svg:height="1.161cm" svg:x="2.161cm" svg:y="21.1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2.667cm" svg:height="1.161cm" svg:x="2.161cm" svg:y="22.33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2.667cm" svg:height="1.161cm" svg:x="2.161cm" svg:y="23.4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2.667cm" svg:height="1.161cm" svg:x="2.161cm" svg:y="22.33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2.667cm" svg:height="1.161cm" svg:x="2.161cm" svg:y="22.33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5" xml:id="id3" draw:id="id3" draw:layer="layout" svg:width="2.667cm" svg:height="1.161cm" svg:x="2.161cm" svg:y="22.339cm">
          <draw:glue-point draw:id="4" svg:x="-2.208cm" svg:y="5.452cm"/>
          <draw:glue-point draw:id="5" svg:x="2.388cm" svg:y="5.452cm"/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6.604cm" svg:height="3.429cm" svg:x="15.191cm" svg:y="13.77cm">
          <text:p text:style-name="P8"><text:span text:style-name="T4">Gateway:</text:span></text:p>
          <text:p text:style-name="P8"><text:span text:style-name="T4">00:11:22:33:44:55 </text:span></text:p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5.461cm" svg:height="1.778cm" svg:x="9.898cm" svg:y="14.754cm">
          <draw:text-box>
            <text:p text:style-name="P12"><text:span text:style-name="T3">Link</text:span></text:p>
          </draw:text-box>
        </draw:frame>
        <draw:frame draw:style-name="gr14" draw:text-style-name="P10" draw:layer="layout" svg:width="2.179cm" svg:height="1.822cm" svg:x="8.999cm" svg:y="20.185cm">
          <draw:image xlink:href="Pictures/2000007600000C0000000A037ACFB481C79B52BA.svm" xlink:type="simple" xlink:show="embed" xlink:actuate="onLoad" loext:mime-type="image/x-svm">
            <text:p/>
          </draw:image>
          <draw:image xlink:href="Pictures/100002000000007400000062E68B64F1DFBA486C.png" xlink:type="simple" xlink:show="embed" xlink:actuate="onLoad" loext:mime-type="image/png"/>
        </draw:frame>
        <draw:custom-shape draw:style-name="gr20" draw:text-style-name="P9" draw:layer="layout" svg:width="2.667cm" svg:height="1.161cm" svg:x="18.622cm" svg:y="19.99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2.667cm" svg:height="1.161cm" svg:x="18.622cm" svg:y="21.14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2.667cm" svg:height="1.161cm" svg:x="18.622cm" svg:y="22.29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2.667cm" svg:height="1.161cm" svg:x="18.622cm" svg:y="19.99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2.667cm" svg:height="1.161cm" svg:x="18.622cm" svg:y="21.14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2.667cm" svg:height="1.161cm" svg:x="18.622cm" svg:y="22.29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2.667cm" svg:height="1.161cm" svg:x="18.622cm" svg:y="23.44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2.667cm" svg:height="1.161cm" svg:x="18.622cm" svg:y="22.29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2.667cm" svg:height="1.161cm" svg:x="18.622cm" svg:y="22.29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5" xml:id="id9" draw:id="id9" draw:layer="layout" svg:width="2.667cm" svg:height="1.161cm" svg:x="18.622cm" svg:y="22.293cm">
          <draw:glue-point draw:id="4" svg:x="-2.332cm" svg:y="5.452cm"/>
          <draw:glue-point draw:id="5" svg:x="2.718cm" svg:y="5.452cm"/>
          <text:p/>
          <draw:enhanced-geometry svg:viewBox="0 0 21600 21600" draw:type="rectangle" draw:enhanced-path="M 0 0 L 21600 0 21600 21600 0 21600 0 0 Z N"/>
        </draw:custom-shape>
        <draw:frame draw:style-name="gr14" draw:text-style-name="P10" xml:id="id5" draw:id="id5" draw:layer="layout" svg:width="2.179cm" svg:height="1.822cm" svg:x="12.156cm" svg:y="20.185cm">
          <draw:image xlink:href="Pictures/2000007600000C0000000A037ACFB481C79B52BA.svm" xlink:type="simple" xlink:show="embed" xlink:actuate="onLoad" loext:mime-type="image/x-svm">
            <text:p/>
          </draw:image>
          <draw:image xlink:href="Pictures/100002000000007400000062E68B64F1DFBA486C.png" xlink:type="simple" xlink:show="embed" xlink:actuate="onLoad" loext:mime-type="image/png"/>
        </draw:frame>
        <draw:line draw:style-name="gr1" draw:text-style-name="P1" draw:layer="layout" svg:x1="10.924cm" svg:y1="21.074cm" svg:x2="12.321cm" svg:y2="23.741cm">
          <text:p/>
        </draw:line>
        <draw:frame draw:style-name="gr14" draw:text-style-name="P10" xml:id="id7" draw:id="id7" draw:layer="layout" svg:width="2.179cm" svg:height="1.822cm" svg:x="12.157cm" svg:y="22.885cm">
          <draw:image xlink:href="Pictures/2000007600000C0000000A037ACFB481C79B52BA.svm" xlink:type="simple" xlink:show="embed" xlink:actuate="onLoad" loext:mime-type="image/x-svm">
            <text:p/>
          </draw:image>
          <draw:image xlink:href="Pictures/100002000000007400000062E68B64F1DFBA486C.png" xlink:type="simple" xlink:show="embed" xlink:actuate="onLoad" loext:mime-type="image/png"/>
        </draw:frame>
        <draw:frame draw:style-name="gr14" draw:text-style-name="P10" draw:layer="layout" svg:width="2.179cm" svg:height="1.822cm" svg:x="9.057cm" svg:y="22.985cm">
          <draw:image xlink:href="Pictures/2000007600000C0000000A037ACFB481C79B52BA.svm" xlink:type="simple" xlink:show="embed" xlink:actuate="onLoad" loext:mime-type="image/x-svm">
            <text:p/>
          </draw:image>
          <draw:image xlink:href="Pictures/100002000000007400000062E68B64F1DFBA486C.png" xlink:type="simple" xlink:show="embed" xlink:actuate="onLoad" loext:mime-type="image/png"/>
        </draw:frame>
        <draw:line draw:style-name="gr24" draw:text-style-name="P17" draw:layer="layout" svg:x1="10.035cm" svg:y1="22.007cm" svg:x2="10.035cm" svg:y2="22.985cm">
          <text:p/>
        </draw:line>
        <draw:line draw:style-name="gr24" draw:text-style-name="P17" draw:layer="layout" svg:x1="13.21cm" svg:y1="22.007cm" svg:x2="13.21cm" svg:y2="22.885cm">
          <text:p/>
        </draw:line>
        <draw:line draw:style-name="gr24" draw:text-style-name="P17" xml:id="id6" draw:id="id6" draw:layer="layout" svg:x1="10.924cm" svg:y1="21.074cm" svg:x2="12.156cm" svg:y2="21.074cm">
          <text:p/>
        </draw:line>
        <draw:line draw:style-name="gr24" draw:text-style-name="P17" draw:layer="layout" svg:x1="10.924cm" svg:y1="23.741cm" svg:x2="12.156cm" svg:y2="23.741cm">
          <text:p/>
        </draw:line>
        <draw:frame draw:style-name="gr14" draw:text-style-name="P10" draw:layer="layout" svg:width="3.068cm" svg:height="2.565cm" svg:x="15.526cm" svg:y="22.941cm">
          <draw:image xlink:href="Pictures/2000007600000C0000000A037ACFB481C79B52BA.svm" xlink:type="simple" xlink:show="embed" xlink:actuate="onLoad" loext:mime-type="image/x-svm">
            <text:p/>
          </draw:image>
          <draw:image xlink:href="Pictures/100002000000007400000062E68B64F1DFBA486C.png" xlink:type="simple" xlink:show="embed" xlink:actuate="onLoad" loext:mime-type="image/png"/>
        </draw:frame>
        <draw:line draw:style-name="gr25" draw:text-style-name="P1" xml:id="id4" draw:id="id4" draw:layer="layout" svg:x1="7.622cm" svg:y1="24.357cm" svg:x2="9.057cm" svg:y2="23.849cm">
          <text:p/>
        </draw:line>
        <draw:line draw:style-name="gr25" draw:text-style-name="P1" draw:layer="layout" svg:x1="14.099cm" svg:y1="23.849cm" svg:x2="15.526cm" svg:y2="24.23cm">
          <text:p/>
        </draw:line>
        <draw:frame draw:style-name="gr26" draw:text-style-name="P8" draw:layer="layout" svg:width="1.999cm" svg:height="0.999cm" svg:x="10.337cm" svg:y="12.65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onnector draw:style-name="gr27" draw:text-style-name="P1" xml:id="id1" draw:id="id1" draw:layer="layout" draw:type="line" svg:x1="0.396cm" svg:y1="3.569cm" svg:x2="0.325cm" svg:y2="17.049cm" svg:d="M396 3569l-71 13480" svg:viewBox="0 0 72 13481">
          <text:p/>
        </draw:connector>
        <draw:connector draw:style-name="gr28" draw:text-style-name="P17" xml:id="id2" draw:id="id2" draw:layer="layout" draw:type="curve" svg:x1="0.325cm" svg:y1="17.049cm" svg:x2="0.294cm" svg:y2="23.21cm" draw:start-shape="id1" draw:start-glue-point="3" svg:d="M325 17049c0 4996-31 1916-31 6161" svg:viewBox="0 0 32 6162">
          <text:p/>
        </draw:connector>
        <draw:connector draw:style-name="gr29" draw:text-style-name="P1" draw:layer="layout" draw:type="curve" draw:line-skew="1.878cm" svg:x1="0.294cm" svg:y1="23.21cm" svg:x2="2.906cm" svg:y2="23.5cm" draw:start-shape="id2" draw:start-glue-point="3" draw:end-shape="id3" draw:end-glue-point="4" svg:d="M294 23210c0 4080 2612 3935 2612 290" svg:viewBox="0 0 2613 3043">
          <text:p/>
        </draw:connector>
        <draw:connector draw:style-name="gr30" draw:text-style-name="P1" draw:layer="layout" draw:type="curve" draw:line-skew="-1.29cm" svg:x1="2.906cm" svg:y1="23.5cm" svg:x2="4.13cm" svg:y2="23.5cm" draw:start-shape="id3" draw:start-glue-point="4" draw:end-shape="id3" draw:end-glue-point="5" svg:d="M2906 23500c0-1107 1224-1107 1224 0" svg:viewBox="0 0 1225 831">
          <text:p/>
        </draw:connector>
        <draw:connector draw:style-name="gr31" draw:text-style-name="P1" draw:layer="layout" draw:type="curve" draw:line-skew="0.731cm -1.042cm" svg:x1="4.13cm" svg:y1="23.5cm" svg:x2="9.057cm" svg:y2="24.103cm" draw:start-shape="id3" draw:start-glue-point="5" draw:end-shape="id4" draw:end-glue-point="1" svg:d="M4130 23500c0 3211 2219 2676 3268 2024s926-1421 1659-1421" svg:viewBox="0 0 4928 2519">
          <text:p/>
        </draw:connector>
        <draw:connector draw:style-name="gr32" draw:text-style-name="P1" draw:layer="layout" draw:type="curve" draw:line-skew="0.472cm" svg:x1="9.057cm" svg:y1="24.103cm" svg:x2="12.156cm" svg:y2="21.096cm" draw:start-shape="id4" draw:start-glue-point="1" draw:end-shape="id5" svg:d="M9057 24103c3072 0 1523-3007 3099-3007" svg:viewBox="0 0 3100 3008">
          <text:p/>
        </draw:connector>
        <draw:connector draw:style-name="gr32" draw:text-style-name="P1" draw:layer="layout" draw:type="curve" draw:line-skew="-1.875cm" svg:x1="12.156cm" svg:y1="21.074cm" svg:x2="14.336cm" svg:y2="23.796cm" draw:start-shape="id6" draw:start-glue-point="1" draw:end-shape="id7" draw:end-glue-point="1" svg:d="M12156 21074c1207 0 118 2722 2180 2722" svg:viewBox="0 0 2181 2723">
          <text:p/>
        </draw:connector>
        <draw:connector draw:style-name="gr32" draw:text-style-name="P18" xml:id="id8" draw:id="id8" draw:layer="layout" draw:type="curve" svg:x1="14.336cm" svg:y1="23.796cm" svg:x2="18.797cm" svg:y2="25.445cm" draw:start-shape="id7" draw:start-glue-point="1" svg:d="M14336 23796c3721 0 1491 1649 4461 1649" svg:viewBox="0 0 4462 1650">
          <text:p/>
        </draw:connector>
        <draw:connector draw:style-name="gr33" draw:text-style-name="P18" draw:layer="layout" draw:type="curve" svg:x1="18.797cm" svg:y1="25.445cm" svg:x2="19.334cm" svg:y2="23.454cm" draw:start-shape="id8" draw:start-glue-point="3" draw:end-shape="id9" draw:end-glue-point="4" svg:d="M18797 25445c358 0 537-663 537-1991" svg:viewBox="0 0 538 1992">
          <text:p/>
        </draw:connector>
        <draw:connector draw:style-name="gr32" draw:text-style-name="P18" draw:layer="layout" draw:type="curve" draw:line-skew="-1.261cm" svg:x1="19.334cm" svg:y1="23.454cm" svg:x2="20.679cm" svg:y2="23.454cm" draw:start-shape="id9" draw:start-glue-point="4" draw:end-shape="id9" draw:end-glue-point="5" svg:d="M19334 23454c0-1063 1345-1063 1345 0" svg:viewBox="0 0 1346 798">
          <text:p/>
        </draw:connector>
        <draw:connector draw:style-name="gr29" draw:text-style-name="P1" xml:id="id10" draw:id="id10" draw:layer="layout" draw:type="line" svg:x1="22.414cm" svg:y1="23.548cm" svg:x2="22.388cm" svg:y2="3.862cm" svg:d="M22414 23548l-26-19686" svg:viewBox="0 0 27 19687">
          <text:p/>
        </draw:connector>
        <draw:connector draw:style-name="gr32" draw:text-style-name="P18" draw:layer="layout" draw:type="curve" draw:line-skew="1.329cm" svg:x1="20.679cm" svg:y1="23.454cm" svg:x2="22.414cm" svg:y2="23.548cm" draw:start-shape="id9" draw:start-glue-point="5" draw:end-shape="id10" draw:end-glue-point="2" svg:d="M20679 23454c0 3004 1735 2957 1735 94" svg:viewBox="0 0 1736 2248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2.809cm" fo:page-height="27.4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9-12T15:57:42.881656231</meta:creation-date>
    <dc:date>2019-09-13T15:03:49.662489607</dc:date>
    <meta:editing-duration>PT21M16S</meta:editing-duration>
    <meta:editing-cycles>10</meta:editing-cycles>
    <meta:generator>LibreOffice/6.3.0.4$Linux_X86_64 LibreOffice_project/30$Build-4</meta:generator>
    <meta:document-statistic meta:object-count="79"/>
  </office:meta>
</office:document-meta>
</file>

<file path=Object 1/content.xml><?xml version="1.0" encoding="utf-8"?>
<math xmlns="http://www.w3.org/1998/Math/MathML" display="block"/>
</file>